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3" office:value-type="float" office:value="664">
            <text:p>664</text:p>
          </table:table-cell>
          <table:table-cell table:style-name="ce4" office:value-type="string">
            <text:p><text:s/>0/1</text:p>
          </table:table-cell>
          <table:table-cell table:style-name="ce8" table:formula="of:=MOD(ROUNDDOWN([.$A$1]/10; 0); 2)" office:value-type="float" office:value="0">
            <text:p>0</text:p>
          </table:table-cell>
          <table:table-cell table:style-name="ce4" office:value-type="string">
            <text:p>Home rat:</text:p>
          </table:table-cell>
          <table:table-cell table:style-name="ce8" office:value-type="float" office:value="4">
            <text:p>4</text:p>
          </table:table-cell>
        </table:table-row>
        <table:table-row table:style-name="ro2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2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675&quot;/&gt;">
            <text:p><text:s text:c="4"/>&lt;property name="map" value="ratdom_maze_675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674&quot;/&gt;">
            <text:p><text:s text:c="4"/>&lt;property name="map" value="ratdom_maze_674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655&quot;/&gt;">
            <text:p><text:s text:c="4"/>&lt;property name="map" value="ratdom_maze_655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654&quot;/&gt;">
            <text:p><text:s text:c="4"/>&lt;property name="map" value="ratdom_maze_654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1&quot; type=&quot;script&quot; x=&quot;0&quot; y=&quot;0&quot; width=&quot;128&quot; height=&quot;192&quot;&gt;">
            <text:p><text:s text:c="2"/>&lt;object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2&quot; type=&quot;script&quot; x=&quot;352&quot; y=&quot;0&quot; width=&quot;128&quot; height=&quot;192&quot;&gt;">
            <text:p><text:s text:c="2"/>&lt;object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3&quot; type=&quot;script&quot; x=&quot;0&quot; y=&quot;736&quot; width=&quot;128&quot; height=&quot;192&quot;&gt;">
            <text:p><text:s text:c="2"/>&lt;object name="ratdom_maze_light3" type="script" x="0" y="736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4&quot; type=&quot;script&quot; x=&quot;352&quot; y=&quot;768&quot; width=&quot;128&quot; height=&quot;192&quot;&gt;">
            <text:p><text:s text:c="2"/>&lt;object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Do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425">
            <text:p>425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4" name="south2a" type="mapchange" x="448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 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3" name="south1a" type="mapchange" x="0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2" name="north2a" type="mapchange" x="448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1" name="north1a" type="mapchange" x="0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4&quot;&quot;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id=&quot;34&quot; name=&quot;ratdom_maze_light4&quot; type=&quot;script&quot; x=&quot;0&quot; y=&quot;0&quot; width=&quot;128&quot; height=&quot;192&quot;&gt;">
            <text:p><text:s text:c="2"/>&lt;object id="34"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5&quot;&quot;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id=&quot;35&quot; name=&quot;ratdom_maze_light3&quot; type=&quot;script&quot; x=&quot;352&quot; y=&quot;0&quot; width=&quot;128&quot; height=&quot;192&quot;&gt;">
            <text:p><text:s text:c="2"/>&lt;object id="35"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6&quot;&quot; name=&quot;&quot;ratdom_maze_light&quot;; TEXT(3 - ([.$C$1] * 1);&quot;#&quot;); &quot;&quot;&quot; type=&quot;&quot;script&quot;&quot; x=&quot;&quot;0&quot;&quot; y=&quot;&quot;736&quot;&quot; width=&quot;&quot;128&quot;&quot; height=&quot;&quot;224&quot;&quot;&gt;&quot;)" office:value-type="string" office:string-value="  &lt;object id=&quot;36&quot; name=&quot;ratdom_maze_light2&quot; type=&quot;script&quot; x=&quot;0&quot; y=&quot;736&quot; width=&quot;128&quot; height=&quot;224&quot;&gt;">
            <text:p><text:s text:c="2"/>&lt;object id="36" name="ratdom_maze_light2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7&quot;&quot;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id=&quot;37&quot; name=&quot;ratdom_maze_light1&quot; type=&quot;script&quot; x=&quot;352&quot; y=&quot;768&quot; width=&quot;128&quot; height=&quot;192&quot;&gt;">
            <text:p><text:s text:c="2"/>&lt;object id="37"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Mi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4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1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gzAMRZmix4gdoBu0YQTICIERUqZjAyZqotqqaznEiYr0D7F4thz/2Jqum6JW0By1gNJnzUfp7KK2qB5kIfYCeSGPg3PidsJOLFcQ8mxwptwA7IPEeiHPzuKD+fYyRt0zPBflqEp8jivxJc5C/y0c6rz9snMFy2v7Sp7WDsA/G2uHCtYJd6Zhuee1LPqb+1DLSlyrN7S9/ttX2tlI89F6iu8R9KR2tvyeg6J2zhP0PSwXnDRb+h5wf2o5vvuwfy0n9X/FJU/kdqgXOPx/ZPfBcwSBa/G61rMH8esbQbimdw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qGNngkSr5eAEDXAPg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y2IMGMBNDlMMG7iERS8xAJudxILDFOgdDoCSsDMlMl6Hm92UpBly0vhAuXWg9A5U3IL0kVsGkatvFAwOQK2yCAC2kBG/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zbKMbAsBEHBgFc4rjkCGF0vcSahU0dNoBLHp+Z+AAxbiJVH7HuJ0UvufFAb73USj+UuptU/QOhl1r66GHnQKergdBLzXAmVi8+QK4+fGYQUoNLjhR/IasjRR+lcYCsHwBFBvA0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21&quot;/&gt;">
            <text:p><text:s text:c="4"/>&lt;property name="map" value="ratdom_maze_42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13.08.2019</text:date>, <text:time>03:0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8-13T03:01:34.57</dc:date>
    <dc:creator>Cristian Berlage</dc:creator>
    <meta:editing-duration>P11DT19H57M28S</meta:editing-duration>
    <meta:editing-cycles>12</meta:editing-cycles>
    <meta:generator>OpenOffice/4.1.3$Win32 OpenOffice.org_project/413m1$Build-9783</meta:generator>
    <meta:document-statistic meta:table-count="3" meta:cell-count="1279" meta:object-count="0"/>
  </office:meta>
</office:document-meta>
</file>